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95pt" fo:break-before="auto" style:use-optimal-row-height="false"/>
    </style:style>
    <style:style style:name="ro3" style:family="table-row">
      <style:table-row-properties style:row-height="50.94pt" fo:break-before="auto" style:use-optimal-row-height="false"/>
    </style:style>
    <style:style style:name="ro4" style:family="table-row">
      <style:table-row-properties style:row-height="59.95pt" fo:break-before="auto" style:use-optimal-row-height="false"/>
    </style:style>
    <style:style style:name="ro5" style:family="table-row">
      <style:table-row-properties style:row-height="47.96pt" fo:break-before="auto" style:use-optimal-row-height="false"/>
    </style:style>
    <style:style style:name="ro6" style:family="table-row">
      <style:table-row-properties style:row-height="63.69pt" fo:break-before="auto" style:use-optimal-row-height="false"/>
    </style:style>
    <style:style style:name="ro7" style:family="table-row">
      <style:table-row-properties style:row-height="51.7pt" fo:break-before="auto" style:use-optimal-row-height="false"/>
    </style:style>
    <style:style style:name="ro8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le:</text:p>
          </table:table-cell>
          <table:table-cell/>
          <table:table-cell office:value-type="string" calcext:value-type="string">
            <text:p>line:</text:p>
          </table:table-cell>
          <table:table-cell/>
          <table:table-cell office:value-type="string" calcext:value-type="string">
            <text:p>function</text:p>
          </table:table-cell>
        </table:table-row>
        <table:table-row table:style-name="ro2">
          <table:table-cell office:value-type="string" calcext:value-type="string">
            <text:p>/home/zhengzhong/Dropbox/Interesting_Projects/Universal_Intelligent_Agent/dnc-master-goThrough/dnc.py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_buil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office:value-type="string" calcext:value-type="string">
            <text:p>/home/zhengzhong/bin/anaconda3/lib/python3.5/site-packages/sonnet/python/modules/base.py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_build_wrapp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4">
          <table:table-cell office:value-type="string" calcext:value-type="string">
            <text:p>/home/zhengzhong/bin/anaconda3/lib/python3.5/site-packages/tensorflow/python/ops/template.py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_call_func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office:value-type="string" calcext:value-type="string">
            <text:p>/home/zhengzhong/bin/anaconda3/lib/python3.5/site-packages/tensorflow/python/ops/template.py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__call__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6">
          <table:table-cell office:value-type="string" calcext:value-type="string">
            <text:p>/home/zhengzhong/bin/anaconda3/lib/python3.5/site-packages/sonnet/python/modules/base.py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__call__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7">
          <table:table-cell office:value-type="string" calcext:value-type="string">
            <text:p>/home/zhengzhong/bin/anaconda3/lib/python3.5/site-packages/tensorflow/python/ops/rnn.py</text:p>
          </table:table-cell>
          <table:table-cell/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&lt;lambda&gt;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4">
          <table:table-cell office:value-type="string" calcext:value-type="string">
            <text:p>/home/zhengzhong/bin/anaconda3/lib/python3.5/site-packages/tensorflow/python/ops/rnn.py</text:p>
          </table:table-cell>
          <table:table-cell/>
          <table:table-cell office:value-type="float" office:value="746" calcext:value-type="float">
            <text:p>746</text:p>
          </table:table-cell>
          <table:table-cell/>
          <table:table-cell office:value-type="string" calcext:value-type="string">
            <text:p>_time_ste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8">
          <table:table-cell office:value-type="string" calcext:value-type="string">
            <text:p>/home/zhengzhong/bin/anaconda3/lib/python3.5/site-packages/tensorflow/python/ops/control_flow_ops.py</text:p>
          </table:table-cell>
          <table:table-cell/>
          <table:table-cell office:value-type="float" office:value="2554" calcext:value-type="float">
            <text:p>2554</text:p>
          </table:table-cell>
          <table:table-cell/>
          <table:table-cell office:value-type="string" calcext:value-type="string">
            <text:p>_BuildLoo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8">
          <table:table-cell office:value-type="string" calcext:value-type="string">
            <text:p>/home/zhengzhong/bin/anaconda3/lib/python3.5/site-packages/tensorflow/python/ops/control_flow_ops.py</text:p>
          </table:table-cell>
          <table:table-cell/>
          <table:table-cell office:value-type="float" office:value="2604" calcext:value-type="float">
            <text:p>2604</text:p>
          </table:table-cell>
          <table:table-cell/>
          <table:table-cell office:value-type="string" calcext:value-type="string">
            <text:p>BuildLoo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8">
          <table:table-cell office:value-type="string" calcext:value-type="string">
            <text:p>/home/zhengzhong/bin/anaconda3/lib/python3.5/site-packages/tensorflow/python/ops/control_flow_ops.py</text:p>
          </table:table-cell>
          <table:table-cell/>
          <table:table-cell office:value-type="float" office:value="2775" calcext:value-type="float">
            <text:p>2775</text:p>
          </table:table-cell>
          <table:table-cell/>
          <table:table-cell office:value-type="string" calcext:value-type="string">
            <text:p>while_loo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8">
          <table:table-cell office:value-type="string" calcext:value-type="string">
            <text:p>/home/zhengzhong/bin/anaconda3/lib/python3.5/site-packages/tensorflow/python/ops/rnn.py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string" calcext:value-type="string">
            <text:p>_dynamic_rnn_loo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8">
          <table:table-cell office:value-type="string" calcext:value-type="string">
            <text:p>/home/zhengzhong/bin/anaconda3/lib/python3.5/site-packages/tensorflow/python/ops/rnn.py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dynamic_rnn</text:p>
          </table:table-cell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2:20:13.248835082</meta:creation-date>
    <dc:date>2018-05-08T12:22:42.848502718</dc:date>
    <meta:editing-duration>PT2M29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